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F" fo:font-size="12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2a6099"/>
      <style:text-properties fo:color="#ffffff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ffd7" fo:border="0.74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4"/>
        <table:table-row table:style-name="ro1" table:number-rows-repeated="6">
          <table:table-cell table:style-name="Default" table:number-columns-repeated="2"/>
        </table:table-row>
        <table:table-row table:style-name="ro2">
          <table:table-cell office:value-type="string" calcext:value-type="string">
            <text:p>T = Tempo total en mínutos</text:p>
          </table:table-cell>
          <table:table-cell table:style-name="ce3" table:formula="of:=([.B8]*[.B9]*[.B10]*[.B11])/[.B12]*[.B13]" office:value-type="float" office:value="7.695" calcext:value-type="float">
            <text:p>7,695</text:p>
          </table:table-cell>
        </table:table-row>
        <table:table-row table:style-name="ro2">
          <table:table-cell office:value-type="string" calcext:value-type="string">
            <text:p>N = Nº de baterías do SA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 = Tensión en voltios da batería. 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h = Son os amperios/hora da batería (Ah)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f = Eficiencia da batería. O valor acostuma estar entre o 98% e o 90%. 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table-cell office:value-type="string" calcext:value-type="string">
            <text:p>S <text:s/>= Potencia do SAI en Voltio-amperios.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60 = Representa os minutos dunha hora. 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B) SAI: Riello iDialog IDG800 SAI 800VA 480W </text:p>
          </table:table-cell>
          <table:table-cell table:style-name="Default"/>
        </table:table-row>
        <table:table-row table:style-name="ro2">
          <table:table-cell office:value-type="string" calcext:value-type="string">
            <text:p>T = Tempo total en mínutos</text:p>
          </table:table-cell>
          <table:table-cell table:style-name="ce3" table:formula="of:=([.B18]*[.B19]*[.B20]*[.B21])/[.B22]*[.B23]" office:value-type="float" office:value="7.695" calcext:value-type="float">
            <text:p>7,695</text:p>
          </table:table-cell>
        </table:table-row>
        <table:table-row table:style-name="ro2">
          <table:table-cell office:value-type="string" calcext:value-type="string">
            <text:p>N = Nº de baterías do SA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 = Tensión en voltios da batería. 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h = Son os amperios/hora da batería (Ah)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f = Eficiencia da batería. O valor acostuma estar entre o 98% e o 90%. 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table-cell office:value-type="string" calcext:value-type="string">
            <text:p>S <text:s/>= Potencia do SAI en Voltio-amperios.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60 = Representa os minutos dunha hora. 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D) SAI: Salicru SPS One 700VA V2 SAI</text:p>
          </table:table-cell>
          <table:table-cell table:style-name="Default"/>
        </table:table-row>
        <table:table-row table:style-name="ro2">
          <table:table-cell office:value-type="string" calcext:value-type="string">
            <text:p>T = Tempo total en mínutos</text:p>
          </table:table-cell>
          <table:table-cell table:style-name="ce3" table:formula="of:=([.B27]*[.B28]*[.B29]*[.B30])/[.B31]*[.B32]" office:value-type="float" office:value="8.79428571428571" calcext:value-type="float">
            <text:p>8,79428571428571</text:p>
          </table:table-cell>
        </table:table-row>
        <table:table-row table:style-name="ro2">
          <table:table-cell office:value-type="string" calcext:value-type="string">
            <text:p>N = Nº de baterías do SA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 = Tensión en voltios da batería. 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h = Son os amperios/hora da batería (Ah)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f = Eficiencia da batería. O valor acostuma estar entre o 98% e o 90%. </text:p>
          </table:table-cell>
          <table:table-cell office:value-type="float" office:value="0.95" calcext:value-type="float">
            <text:p>0,95</text:p>
          </table:table-cell>
        </table:table-row>
        <table:table-row table:style-name="ro2">
          <table:table-cell office:value-type="string" calcext:value-type="string">
            <text:p>S <text:s/>= Potencia do SAI en Voltio-amperios.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60 = Representa os minutos dunha hora. </text:p>
          </table:table-cell>
          <table:table-cell table:style-name="ce5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4T13:01:12.561000000</meta:creation-date>
    <dc:date>2022-12-04T13:30:22.428000000</dc:date>
    <meta:editing-duration>PT29M16S</meta:editing-duration>
    <meta:editing-cycles>3</meta:editing-cycles>
    <meta:generator>LibreOffice/7.4.3.2$Windows_X86_64 LibreOffice_project/1048a8393ae2eeec98dff31b5c133c5f1d08b890</meta:generator>
    <meta:document-statistic meta:table-count="1" meta:cell-count="44" meta:object-count="0"/>
  </office:meta>
</office:document-meta>
</file>